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application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7c060" officeooo:paragraph-rsid="0017c060"/>
    </style:style>
    <style:style style:name="P2" style:family="paragraph" style:parent-style-name="Dedication">
      <style:text-properties officeooo:rsid="00224fb4" officeooo:paragraph-rsid="00224fb4"/>
    </style:style>
    <style:style style:name="P3" style:family="paragraph" style:parent-style-name="Dedication">
      <style:text-properties officeooo:rsid="00246ba5" officeooo:paragraph-rsid="00246ba5"/>
    </style:style>
    <style:style style:name="P4" style:family="paragraph" style:parent-style-name="Title">
      <style:text-properties officeooo:rsid="0016818a" officeooo:paragraph-rsid="0016818a"/>
    </style:style>
    <style:style style:name="T1" style:family="text">
      <style:text-properties officeooo:rsid="00224f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Reference </text:h>
      <text:p text:style-name="Quotations">Quotations</text:p>
      <text:p text:style-name="Quotations_20_Attribution">Attribution</text:p>
      <text:p text:style-name="First_20_Text_20_Body">This is the reference document for style.</text:p>
      <text:p text:style-name="Text_20_body">Two Paragraphs.</text:p>
      <text:h text:style-name="Heading_20_1" text:outline-level="1">Heading 1</text:h>
      <text:p text:style-name="TOC_20_paragraph">Table of Contents</text:p>
      <text:p text:style-name="First_20_Legal">Legal Paragraph</text:p>
      <text:p text:style-name="Standard">Legal Paragraph 2</text:p>
      <text:p text:style-name="First_20_Dedication">First <text:span text:style-name="T1">dedication</text:span></text:p>
      <text:p text:style-name="P2">Dedication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1" fo:font-family="'Times New Roman'" style:font-style-name="Regular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style:contextual-spacing="false" fo:line-height="200%" fo:text-indent="0.2in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701in" fo:margin-bottom="0.1701in" style:contextual-spacing="false" fo:text-align="center" style:justify-single-word="false" style:page-number="auto" fo:break-before="auto" fo:break-after="auto"/>
      <style:text-properties style:font-name="Times New Roman2" fo:font-family="'Times New Roman'" style:font-style-name="Bold" style:font-family-generic="roman" style:font-pitch="variable" fo:font-size="1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in" fo:margin-right="1in" fo:margin-top="0.1in" fo:margin-bottom="0in" style:contextual-spacing="false" fo:text-indent="0in" style:auto-text-indent="false"/>
      <style:text-properties fo:font-size="9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fo:line-height="200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2" fo:font-family="'Times New Roman'" style:font-style-name="Bold" style:font-family-generic="roman" style:font-pitch="variable" fo:font-size="2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style:contextual-spacing="false" fo:line-height="200%" fo:text-indent="0in" style:auto-text-indent="false"/>
    </style:style>
    <style:style style:name="TOC_20_paragraph" style:display-name="TOC paragraph" style:family="paragraph" style:parent-style-name="First_20_paragraph" style:master-page-name="">
      <style:paragraph-properties fo:margin-top="0in" fo:margin-bottom="0in" style:contextual-spacing="false" style:page-number="auto"/>
    </style:style>
    <style:style style:name="Legal" style:family="paragraph" style:parent-style-name="TOC_20_paragraph">
      <style:paragraph-properties fo:margin-top="0.0799in" fo:margin-bottom="0.0799in" style:contextual-spacing="false" fo:line-height="100%"/>
      <style:text-properties officeooo:rsid="00223be9"/>
    </style:style>
    <style:style style:name="First_20_Legal" style:display-name="First Legal" style:family="paragraph" style:parent-style-name="Legal" style:master-page-name="">
      <style:paragraph-properties style:page-number="auto" fo:break-before="auto" fo:break-after="auto"/>
    </style:style>
    <style:style style:name="Dedication" style:family="paragraph" style:parent-style-name="Text_20_body"/>
    <style:style style:name="First_20_Dedication" style:display-name="First Dedication" style:family="paragraph" style:parent-style-name="Dedication" style:master-page-name="">
      <style:paragraph-properties style:page-number="auto" fo:break-before="auto" fo:break-after="auto"/>
    </style:style>
    <style:style style:name="First_20_Text_20_Body" style:display-name="First Text Body" style:family="paragraph" style:parent-style-name="Text_20_body_20_indent">
      <style:paragraph-properties fo:margin-left="0in" fo:margin-right="0in" fo:text-indent="0.2in" style:auto-text-indent="false"/>
    </style:style>
    <style:style style:name="Quotations_20_Attribution" style:display-name="Quotations Attribution" style:family="paragraph" style:parent-style-name="First_20_Text_20_Body">
      <style:paragraph-properties fo:margin-left="1in" fo:margin-right="1in" fo:margin-top="0in" fo:margin-bottom="0.1701in" style:contextual-spacing="false" fo:text-align="end" style:justify-single-word="false" fo:text-indent="0in" style:auto-text-indent="false"/>
      <style:text-properties fo:font-size="9pt" officeooo:rsid="00246ba5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7c060" officeooo:paragraph-rsid="0017c060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{{AUTHOR}} / {{TITLE}} / <text:page-number text:select-page="current">0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and and Blood</dc:title>
    <dc:date>2015-04-26T13:02:11.497944957</dc:date>
    <dc:creator>t'Sade</dc:creator>
    <meta:editing-duration>PT56S</meta:editing-duration>
    <meta:editing-cycles>20</meta:editing-cycles>
    <meta:generator>LibreOffice/4.2.7.2$Linux_X86_64 LibreOffice_project/420m0$Build-2</meta:generator>
    <meta:document-statistic meta:table-count="0" meta:image-count="0" meta:object-count="0" meta:page-count="1" meta:paragraph-count="12" meta:word-count="30" meta:character-count="197" meta:non-whitespace-character-count="178"/>
  </office:meta>
</office:document-meta>
</file>